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49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8" style:family="table-row">
      <style:table-row-properties style:min-row-height="0.4875in"/>
    </style:style>
    <style:style style:name="P1" style:family="paragraph" style:parent-style-name="Standard">
      <style:text-properties officeooo:rsid="0019cb5a" officeooo:paragraph-rsid="0019cb5a"/>
    </style:style>
    <style:style style:name="P2" style:family="paragraph" style:parent-style-name="Table_20_Contents">
      <style:text-properties officeooo:rsid="0019cb5a" officeooo:paragraph-rsid="0019cb5a"/>
    </style:style>
    <style:style style:name="P3" style:family="paragraph" style:parent-style-name="Table_20_Contents">
      <style:text-properties officeooo:rsid="001ab0c3" officeooo:paragraph-rsid="001ab0c3"/>
    </style:style>
    <style:style style:name="P4" style:family="paragraph" style:parent-style-name="Table_20_Contents">
      <style:text-properties officeooo:rsid="001ac2e4" officeooo:paragraph-rsid="001ac2e4"/>
    </style:style>
    <style:style style:name="P5" style:family="paragraph" style:parent-style-name="Table_20_Contents">
      <style:text-properties officeooo:rsid="001c5604" officeooo:paragraph-rsid="001c5604"/>
    </style:style>
    <style:style style:name="P6" style:family="paragraph" style:parent-style-name="Table_20_Contents">
      <style:text-properties officeooo:rsid="001c889b" officeooo:paragraph-rsid="001c889b"/>
    </style:style>
    <style:style style:name="P7" style:family="paragraph" style:parent-style-name="Table_20_Contents">
      <style:text-properties officeooo:paragraph-rsid="001c889b"/>
    </style:style>
    <style:style style:name="P8" style:family="paragraph" style:parent-style-name="Table_20_Contents">
      <style:text-properties officeooo:rsid="001cbdff" officeooo:paragraph-rsid="001cbdff"/>
    </style:style>
    <style:style style:name="P9" style:family="paragraph" style:parent-style-name="Table_20_Contents">
      <style:text-properties officeooo:rsid="001d93fe" officeooo:paragraph-rsid="001d93fe"/>
    </style:style>
    <style:style style:name="P10" style:family="paragraph" style:parent-style-name="Table_20_Contents">
      <style:text-properties officeooo:paragraph-rsid="001d93fe"/>
    </style:style>
    <style:style style:name="P11" style:family="paragraph" style:parent-style-name="Table_20_Contents">
      <style:text-properties officeooo:rsid="001f53ea" officeooo:paragraph-rsid="001f53ea"/>
    </style:style>
    <style:style style:name="P12" style:family="paragraph" style:parent-style-name="Table_20_Contents">
      <style:text-properties officeooo:rsid="00201759" officeooo:paragraph-rsid="00201759"/>
    </style:style>
    <style:style style:name="P13" style:family="paragraph" style:parent-style-name="Table_20_Contents">
      <style:text-properties fo:font-weight="bold" officeooo:rsid="00201759" officeooo:paragraph-rsid="00201759" style:font-weight-asian="bold" style:font-weight-complex="bold"/>
    </style:style>
    <style:style style:name="P14" style:family="paragraph" style:parent-style-name="Table_20_Contents">
      <style:text-properties officeooo:rsid="002245ff" officeooo:paragraph-rsid="002245ff"/>
    </style:style>
    <style:style style:name="P15" style:family="paragraph" style:parent-style-name="Table_20_Contents">
      <style:text-properties officeooo:rsid="00230bcd" officeooo:paragraph-rsid="00230bcd"/>
    </style:style>
    <style:style style:name="P16" style:family="paragraph" style:parent-style-name="Table_20_Contents">
      <style:text-properties officeooo:paragraph-rsid="00230bcd"/>
    </style:style>
    <style:style style:name="T1" style:family="text">
      <style:text-properties officeooo:rsid="001ab0c3"/>
    </style:style>
    <style:style style:name="T2" style:family="text">
      <style:text-properties officeooo:rsid="001ac2e4"/>
    </style:style>
    <style:style style:name="T3" style:family="text">
      <style:text-properties officeooo:rsid="001c5604"/>
    </style:style>
    <style:style style:name="T4" style:family="text">
      <style:text-properties fo:font-weight="bold" officeooo:rsid="001c5604" style:font-weight-asian="bold" style:font-weight-complex="bold"/>
    </style:style>
    <style:style style:name="T5" style:family="text">
      <style:text-properties officeooo:rsid="001c889b"/>
    </style:style>
    <style:style style:name="T6" style:family="text">
      <style:text-properties officeooo:rsid="001cbdff"/>
    </style:style>
    <style:style style:name="T7" style:family="text">
      <style:text-properties officeooo:rsid="001d93fe"/>
    </style:style>
    <style:style style:name="T8" style:family="text">
      <style:text-properties officeooo:rsid="001f53ea"/>
    </style:style>
    <style:style style:name="T9" style:family="text">
      <style:text-properties officeooo:rsid="0021170a"/>
    </style:style>
    <style:style style:name="T10" style:family="text">
      <style:text-properties officeooo:rsid="002245ff"/>
    </style:style>
    <style:style style:name="T11" style:family="text">
      <style:text-properties officeooo:rsid="00230b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 to Node.js</text:p>
      <text:p text:style-name="P1">Kernals , Processes, Threads – Oh My!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Why was Javascript Needed</text:p>
          </table:table-cell>
          <table:table-cell table:style-name="Table1.B1" office:value-type="string">
            <text:p text:style-name="P2">- webpages were meant to be static</text:p>
            <text:p text:style-name="P2">- Html is a markup language cannot set a state, perform functions, and alter a state</text:p>
            <text:p text:style-name="P2">- Javascript can set and update a state, it has a running environment</text:p>
            <text:p text:style-name="P2">- <text:span text:style-name="T1">Javascript can interact with the API of the browser</text:span></text:p>
            <text:p text:style-name="P2">- <text:span text:style-name="T1">Javascript was the first language, and all browsers use that so that you don’t have to use different browsers to look at different websites</text:span></text:p>
            <text:p text:style-name="P2">- <text:span text:style-name="T1">implementation, not a programming language</text:span></text:p>
          </table:table-cell>
        </table:table-row>
        <table:table-row>
          <table:table-cell table:style-name="Table1.A2" office:value-type="string">
            <text:p text:style-name="P3">API</text:p>
          </table:table-cell>
          <table:table-cell table:style-name="Table1.B2" office:value-type="string">
            <text:p text:style-name="P3">Application Program Interface</text:p>
          </table:table-cell>
        </table:table-row>
        <table:table-row>
          <table:table-cell table:style-name="Table1.A2" office:value-type="string">
            <text:p text:style-name="P3">ECMAScript</text:p>
          </table:table-cell>
          <table:table-cell table:style-name="Table1.B2" office:value-type="string">
            <text:p text:style-name="P2">- <text:span text:style-name="T1">set the specifications for Javascript</text:span></text:p>
          </table:table-cell>
        </table:table-row>
        <table:table-row>
          <table:table-cell table:style-name="Table1.A2" office:value-type="string">
            <text:p text:style-name="P3">DNS Server</text:p>
          </table:table-cell>
          <table:table-cell table:style-name="Table1.B2" office:value-type="string">
            <text:p text:style-name="Table_20_Contents">- <text:span text:style-name="T1">a DNS server takes the web address that you type in, looks up who owns it, and connects you to their IP address on the internet</text:span></text:p>
            <text:p text:style-name="Table_20_Contents">- <text:span text:style-name="T1">are owned by a handful of companies</text:span></text:p>
          </table:table-cell>
        </table:table-row>
        <table:table-row>
          <table:table-cell table:style-name="Table1.A2" office:value-type="string">
            <text:p text:style-name="P4">Fundamental Actions of an Operating System</text:p>
          </table:table-cell>
          <table:table-cell table:style-name="Table1.B2" office:value-type="string">
            <text:p text:style-name="Table_20_Contents">- <text:span text:style-name="T2">Move</text:span></text:p>
            <text:p text:style-name="P4">- Read</text:p>
            <text:p text:style-name="P4">- Write</text:p>
          </table:table-cell>
        </table:table-row>
        <table:table-row>
          <table:table-cell table:style-name="Table1.A2" office:value-type="string">
            <text:p text:style-name="P5">Race Condition</text:p>
          </table:table-cell>
          <table:table-cell table:style-name="Table1.B2" office:value-type="string">
            <text:p text:style-name="Table_20_Contents">- <text:span text:style-name="T3">for a system to operate correctly, the sequence of output must happen in the correct order</text:span></text:p>
            <text:p text:style-name="Table_20_Contents">- <text:span text:style-name="T3">the idea that two signals are racing each other to influence the data first</text:span></text:p>
            <text:p text:style-name="Table_20_Contents">- <text:span text:style-name="T3">You loose the ability to control the sequence of events</text:span></text:p>
            <text:p text:style-name="Table_20_Contents">- <text:span text:style-name="T3">using a someFunction</text:span><text:span text:style-name="T4">Sync</text:span><text:span text:style-name="T3">() tells the computer to finish the task on the current line before moving to the next line of code</text:span></text:p>
            <text:p text:style-name="Table_20_Contents">- <text:span text:style-name="T6">Sync is short for Synchronous</text:span></text:p>
          </table:table-cell>
        </table:table-row>
        <table:table-row>
          <table:table-cell table:style-name="Table1.A2" office:value-type="string">
            <text:p text:style-name="P6">Non-Blocking Functionality</text:p>
          </table:table-cell>
          <table:table-cell table:style-name="Table1.B2" office:value-type="string">
            <text:p text:style-name="P7">- <text:span text:style-name="T5">Node uses Non-Blocking Functionality</text:span></text:p>
            <text:p text:style-name="P7">- <text:span text:style-name="T5">it doesn’t automatically complete one line of code before it moves on to the next to keep it from blocking the stack</text:span></text:p>
            <text:p text:style-name="P7">- <text:span text:style-name="T6">it is asynchronous</text:span></text:p>
            <text:p text:style-name="P7">- <text:span text:style-name="T6">when code moves one at a time it’s called synchronous </text:span></text:p>
          </table:table-cell>
        </table:table-row>
        <table:table-row>
          <table:table-cell table:style-name="Table1.A2" office:value-type="string">
            <text:p text:style-name="P2">Node.js</text:p>
          </table:table-cell>
          <table:table-cell table:style-name="Table1.B2" office:value-type="string">
            <text:p text:style-name="P2">- <text:span text:style-name="T6">a program that starts a </text:span>operating environment that allows us to <text:span text:style-name="T6">interact </text:span>with <text:span text:style-name="T2">the computer’s operating system</text:span></text:p>
            <text:p text:style-name="P2">- <text:span text:style-name="T2">a javascript environment</text:span></text:p>
            <text:p text:style-name="P2">- <text:span text:style-name="T3">can do all the fundamental actions of an </text:span><text:soft-page-break/><text:span text:style-name="T3">operating system</text:span></text:p>
            <text:p text:style-name="P2">- <text:span text:style-name="T6">Runs JavaScript via the V8 engine (C++), which also runs in code</text:span></text:p>
            <text:p text:style-name="P2">- <text:span text:style-name="T6">Node-js and V8 engine were both created by Google</text:span></text:p>
            <text:p text:style-name="P2">- <text:span text:style-name="T7">V8 is an interpreter</text:span></text:p>
            <text:p text:style-name="P2">- <text:span text:style-name="T9">Node is not a shell, and it doesn’t use a shell, it has direct access to the operating system</text:span></text:p>
          </table:table-cell>
        </table:table-row>
        <table:table-row>
          <table:table-cell table:style-name="Table1.A2" office:value-type="string">
            <text:p text:style-name="P8">Server</text:p>
          </table:table-cell>
          <table:table-cell table:style-name="Table1.B2" office:value-type="string">
            <text:p text:style-name="P8">- a computer listening for requests and serving up information to personal computers</text:p>
          </table:table-cell>
        </table:table-row>
        <table:table-row>
          <table:table-cell table:style-name="Table1.A2" office:value-type="string">
            <text:p text:style-name="P9">Multi-tasking</text:p>
          </table:table-cell>
          <table:table-cell table:style-name="Table1.B2" office:value-type="string">
            <text:p text:style-name="Table_20_Contents">- <text:span text:style-name="T7">you can’t do two things at the same time, you switch off doing things, JavaScript is all like this</text:span></text:p>
            <text:p text:style-name="Table_20_Contents">- <text:span text:style-name="T7">you can start two processes in the kitchen because the two things are not sequentially dependent on each other</text:span></text:p>
            <text:p text:style-name="P10">– <text:span text:style-name="T7">cornbread won’t be different if it finishes before or after pasta is boiled</text:span></text:p>
            <text:p text:style-name="P10"><text:span text:style-name="T7">- computers are like us, they can’t do two things at once, they switch off </text:span></text:p>
          </table:table-cell>
        </table:table-row>
        <table:table-row>
          <table:table-cell table:style-name="Table1.A2" office:value-type="string">
            <text:p text:style-name="P9">Parallel Programming</text:p>
          </table:table-cell>
          <table:table-cell table:style-name="Table1.B2" office:value-type="string">
            <text:p text:style-name="P9">- a dual processor can handle two tasks at once</text:p>
          </table:table-cell>
        </table:table-row>
        <table:table-row>
          <table:table-cell table:style-name="Table1.A2" office:value-type="string">
            <text:p text:style-name="P9">Program vs. Process</text:p>
          </table:table-cell>
          <table:table-cell table:style-name="Table1.B2" office:value-type="string">
            <text:p text:style-name="Table_20_Contents">- <text:span text:style-name="T7">program is the recipe, process is the cooking</text:span></text:p>
            <text:p text:style-name="Table_20_Contents">- <text:span text:style-name="T7">the processor is the chef</text:span></text:p>
            <text:p text:style-name="Table_20_Contents">-- <text:span text:style-name="T7">it’s the only one that speaks code</text:span></text:p>
            <text:p text:style-name="Table_20_Contents">- <text:span text:style-name="T7">I guess that makes the user all the customers at once, or the programs are the customers and we’re some omnipotent being?</text:span></text:p>
            <text:p text:style-name="Table_20_Contents">- <text:span text:style-name="T7">processors do so little at a time but switches so often it does it so quickly that it seems like it’s doing a lot</text:span></text:p>
          </table:table-cell>
        </table:table-row>
        <table:table-row>
          <table:table-cell table:style-name="Table1.A2" office:value-type="string">
            <text:p text:style-name="P11">Threads</text:p>
          </table:table-cell>
          <table:table-cell table:style-name="Table1.B2" office:value-type="string">
            <text:p text:style-name="Table_20_Contents">- <text:span text:style-name="T8">program level process, not cpu level processes</text:span></text:p>
            <text:p text:style-name="P11">- processes can make a new thread for processes that aren’t sequentially dependent on each other</text:p>
            <text:p text:style-name="P11">- the OS is the thread scheduler</text:p>
          </table:table-cell>
        </table:table-row>
        <table:table-row>
          <table:table-cell table:style-name="Table1.A2" office:value-type="string">
            <text:p text:style-name="Table_20_Contents"><text:span text:style-name="T8">Concurrency vs Parallelism</text:span></text:p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Concurrency</text:p>
          </table:table-cell>
          <table:table-cell table:style-name="Table1.B2" office:value-type="string">
            <text:p text:style-name="Table_20_Contents">- <text:span text:style-name="T8">separating work logically so that work can be done sequentially</text:span></text:p>
          </table:table-cell>
        </table:table-row>
        <table:table-row>
          <table:table-cell table:style-name="Table1.A2" office:value-type="string">
            <text:p text:style-name="P11">Parallelism</text:p>
          </table:table-cell>
          <table:table-cell table:style-name="Table1.B2" office:value-type="string">
            <text:p text:style-name="Table_20_Contents">- <text:span text:style-name="T8">the ability to run processes in parallel</text:span></text:p>
            <text:p text:style-name="Table_20_Contents">- <text:span text:style-name="T8">a multi-core processor can run a different task in each core as long as they’re not dependent on each other</text:span></text:p>
          </table:table-cell>
        </table:table-row>
        <table:table-row>
          <table:table-cell table:style-name="Table1.A2" office:value-type="string">
            <text:p text:style-name="P13">Slide 22 has a quick review</text:p>
          </table:table-cell>
          <table:table-cell table:style-name="Table1.B2" office:value-type="string">
            <text:p text:style-name="P12"/>
          </table:table-cell>
        </table:table-row>
        <table:table-row table:style-name="Table1.18">
          <table:table-cell table:style-name="Table1.A2" office:value-type="string">
            <text:p text:style-name="P14">Asynchronous/<text:span text:style-name="T11">Non-Blocking Concurrency</text:span></text:p>
          </table:table-cell>
          <table:table-cell table:style-name="Table1.B2" office:value-type="string">
            <text:p text:style-name="Table_20_Contents">- <text:span text:style-name="T10">using a setTimeout of 0 time eliminates the risk of Race Condition</text:span></text:p>
            <text:p text:style-name="P16"><text:soft-page-break/>-<text:span text:style-name="T10">- a programmatic way of saying now and later</text:span>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P1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14:42:08.853408765</meta:creation-date>
    <dc:date>2017-01-13T17:35:42.413037385</dc:date>
    <meta:editing-duration>PT1H20M30S</meta:editing-duration>
    <meta:editing-cycles>4</meta:editing-cycles>
    <meta:generator>LibreOffice/5.1.4.2$Linux_X86_64 LibreOffice_project/10m0$Build-2</meta:generator>
    <meta:document-statistic meta:table-count="1" meta:image-count="0" meta:object-count="0" meta:page-count="3" meta:paragraph-count="68" meta:word-count="627" meta:character-count="3438" meta:non-whitespace-character-count="2875"/>
  </office:meta>
</office:document-meta>
</file>